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4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24.52mm"/>
    </style:style>
    <style:style style:name="co5" style:family="table-column">
      <style:table-column-properties fo:break-before="auto" style:column-width="24.2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3.87mm"/>
    </style:style>
    <style:style style:name="co8" style:family="table-column">
      <style:table-column-properties fo:break-before="auto" style:column-width="31.43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167.45mm"/>
    </style:style>
    <style:style style:name="co11" style:family="table-column">
      <style:table-column-properties fo:break-before="auto" style:column-width="39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2mm" fo:break-before="auto" style:use-optimal-row-height="false"/>
    </style:style>
    <style:style style:name="ro3" style:family="table-row">
      <style:table-row-properties style:row-height="4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0">
      <style:text-properties style:font-name="Liberation Sans" style:font-name-asian="Arial Unicode MS" style:font-name-complex="Arial Unicode MS"/>
    </style:style>
    <style:style style:name="ce4" style:family="table-cell" style:parent-style-name="Default" style:data-style-name="N0"/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s.$A$2:$Lists.$A$40])" table:allow-empty-cell="false" table:display-list="sort-ascending" table:base-cell-address="Nodes.A2">
          <table:error-message table:message-type="stop" table:display="true"/>
        </table:content-validation>
        <table:content-validation table:name="val2" table:condition="of:cell-content-is-in-list([$Lists.$B$2:.$B$50])" table:allow-empty-cell="true" table:display-list="sort-ascending" table:base-cell-address="Edges.A2">
          <table:error-message table:message-type="stop" table:display="true"/>
        </table:content-validation>
        <table:content-validation table:name="val3" table:condition="of:cell-content-is-in-list([$Nodes.$B$2:.$B$100])" table:allow-empty-cell="false" table:display-list="sort-ascending" table:base-cell-address="Edges.B2">
          <table:error-message table:message-type="stop" table:display="true"/>
        </table:content-validation>
        <table:content-validation table:name="val4" table:condition="of:cell-content-is-in-list([$Nodes.$B$2:.$B$100])" table:allow-empty-cell="false" table:display-list="sort-ascending" table:base-cell-address="Edges.C2">
          <table:error-message table:message-type="stop" table:display="true"/>
        </table:content-validation>
        <table:content-validation table:name="val5" table:condition="of:cell-content-is-in-list([$Lists.$C$2:.$C$3])" table:allow-empty-cell="false" table:display-list="sort-ascending" table:base-cell-address="Edges.D2">
          <table:error-message table:message-type="stop" table:display="true"/>
        </table:content-validation>
      </table:content-validations>
      <table:table table:name="N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ther_name</text:p>
          </table:table-cell>
          <table:table-cell table:style-name="ce1" office:value-type="string" calcext:value-type="string">
            <text:p>fromdate</text:p>
          </table:table-cell>
          <table:table-cell table:style-name="ce1" office:value-type="string" calcext:value-type="string">
            <text:p>todate</text:p>
          </table:table-cell>
          <table:table-cell table:style-name="ce1"/>
          <table:table-cell table:style-name="ce1" office:value-type="string" calcext:value-type="string">
            <text:p>Result</text:p>
          </table:table-cell>
          <table:table-cell table:style-name="ce1" table:number-columns-repeated="1017"/>
        </table:table-row>
        <table:table-row table:style-name="ro1">
          <table:table-cell table:content-validation-name="val1" office:value-type="string" calcext:value-type="string">
            <text:p>order</text:p>
          </table:table-cell>
          <table:table-cell office:value-type="string" calcext:value-type="string">
            <text:p>test_name</text:p>
          </table:table-cell>
          <table:table-cell office:value-type="string" calcext:value-type="string">
            <text:p>test_other_name</text:p>
          </table:table-cell>
          <table:table-cell office:value-type="float" office:value="1888" calcext:value-type="float">
            <text:p>1888</text:p>
          </table:table-cell>
          <table:table-cell table:style-name="ce2" office:value-type="date" office:date-value="2010-08-01" calcext:value-type="date">
            <text:p>2010-08-01</text:p>
          </table:table-cell>
          <table:table-cell/>
          <table:table-cell table:style-name="ce3" table:formula="of:=&quot;CREATE (n:&quot;&amp;[.A2]&amp;&quot; {&quot;&amp;[.$B$1]&amp;&quot;: '&quot;&amp;[.B2]&amp;IF([.C2]=&quot;&quot;;&quot;&quot;;&quot;', &quot;&amp;[.$C$1]&amp;&quot;: '&quot;&amp;[.C2])&amp;IF([.D2]=&quot;&quot;;&quot;&quot;;&quot;', &quot;&amp;[.$D$1]&amp;&quot;: '&quot;&amp;[.D2])&amp;IF([.E2]=&quot;&quot;;&quot;&quot;;&quot;', &quot;&amp;[.$E$1]&amp;&quot;: '&quot;&amp;[.E2])&amp;&quot;'});&quot;" office:value-type="string" office:string-value="CREATE (n:order {name: 'test_name', other_name: 'test_other_name', fromdate: '1888', todate: '40391'});" calcext:value-type="string">
            <text:p>CREATE (n:order {name: 'test_name', other_name: 'test_other_name', fromdate: '1888', todate: '40391'});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family</text:p>
          </table:table-cell>
          <table:table-cell office:value-type="string" calcext:value-type="string">
            <text:p>test_name2</text:p>
          </table:table-cell>
          <table:table-cell table:number-columns-repeated="4"/>
          <table:table-cell table:formula="of:=&quot;CREATE (n:&quot;&amp;[.A3]&amp;&quot; {&quot;&amp;[.$B$1]&amp;&quot;: '&quot;&amp;[.B3]&amp;IF([.C3]=&quot;&quot;;&quot;&quot;;&quot;', &quot;&amp;[.$C$1]&amp;&quot;: '&quot;&amp;[.C3])&amp;IF([.D3]=&quot;&quot;;&quot;&quot;;&quot;', &quot;&amp;[.$D$1]&amp;&quot;: '&quot;&amp;[.D3])&amp;IF([.E3]=&quot;&quot;;&quot;&quot;;&quot;', &quot;&amp;[.$E$1]&amp;&quot;: '&quot;&amp;[.E3])&amp;&quot;'});&quot;" office:value-type="string" office:string-value="CREATE (n:family {name: 'test_name2'});" calcext:value-type="string">
            <text:p>CREATE (n:family {name: 'test_name2'});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order</text:p>
          </table:table-cell>
          <table:table-cell office:value-type="string" calcext:value-type="string">
            <text:p>Illuminati</text:p>
          </table:table-cell>
          <table:table-cell/>
          <table:table-cell office:value-type="float" office:value="1888" calcext:value-type="float">
            <text:p>1888</text:p>
          </table:table-cell>
          <table:table-cell table:number-columns-repeated="2"/>
          <table:table-cell table:formula="of:=&quot;CREATE (n:&quot;&amp;[.A4]&amp;&quot; {&quot;&amp;[.$B$1]&amp;&quot;: '&quot;&amp;[.B4]&amp;IF([.C4]=&quot;&quot;;&quot;&quot;;&quot;', &quot;&amp;[.$C$1]&amp;&quot;: '&quot;&amp;[.C4])&amp;IF([.D4]=&quot;&quot;;&quot;&quot;;&quot;', &quot;&amp;[.$D$1]&amp;&quot;: '&quot;&amp;[.D4])&amp;IF([.E4]=&quot;&quot;;&quot;&quot;;&quot;', &quot;&amp;[.$E$1]&amp;&quot;: '&quot;&amp;[.E4])&amp;&quot;'});&quot;" office:value-type="string" office:string-value="CREATE (n:order {name: 'Illuminati', fromdate: '1888'});" calcext:value-type="string">
            <text:p>CREATE (n:order {name: 'Illuminati', fromdate: '1888'});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country</text:p>
          </table:table-cell>
          <table:table-cell office:value-type="string" calcext:value-type="string">
            <text:p>Germany</text:p>
          </table:table-cell>
          <table:table-cell table:number-columns-repeated="4"/>
          <table:table-cell table:formula="of:=&quot;CREATE (n:&quot;&amp;[.A5]&amp;&quot; {&quot;&amp;[.$B$1]&amp;&quot;: '&quot;&amp;[.B5]&amp;IF([.C5]=&quot;&quot;;&quot;&quot;;&quot;', &quot;&amp;[.$C$1]&amp;&quot;: '&quot;&amp;[.C5])&amp;IF([.D5]=&quot;&quot;;&quot;&quot;;&quot;', &quot;&amp;[.$D$1]&amp;&quot;: '&quot;&amp;[.D5])&amp;IF([.E5]=&quot;&quot;;&quot;&quot;;&quot;', &quot;&amp;[.$E$1]&amp;&quot;: '&quot;&amp;[.E5])&amp;&quot;'});&quot;" office:value-type="string" office:string-value="CREATE (n:country {name: 'Germany'});" calcext:value-type="string">
            <text:p>CREATE (n:country {name: 'Germany'});</text:p>
          </table:table-cell>
          <table:table-cell table:number-columns-repeated="1017"/>
        </table:table-row>
        <table:table-row table:style-name="ro1">
          <table:table-cell table:content-validation-name="val1" office:value-type="string" calcext:value-type="string">
            <text:p>family</text:p>
          </table:table-cell>
          <table:table-cell office:value-type="string" calcext:value-type="string">
            <text:p>Windsor</text:p>
          </table:table-cell>
          <table:table-cell table:number-columns-repeated="4"/>
          <table:table-cell table:formula="of:=&quot;CREATE (n:&quot;&amp;[.A6]&amp;&quot; {&quot;&amp;[.$B$1]&amp;&quot;: '&quot;&amp;[.B6]&amp;IF([.C6]=&quot;&quot;;&quot;&quot;;&quot;', &quot;&amp;[.$C$1]&amp;&quot;: '&quot;&amp;[.C6])&amp;IF([.D6]=&quot;&quot;;&quot;&quot;;&quot;', &quot;&amp;[.$D$1]&amp;&quot;: '&quot;&amp;[.D6])&amp;IF([.E6]=&quot;&quot;;&quot;&quot;;&quot;', &quot;&amp;[.$E$1]&amp;&quot;: '&quot;&amp;[.E6])&amp;&quot;'});&quot;" office:value-type="string" office:string-value="CREATE (n:family {name: 'Windsor'});" calcext:value-type="string">
            <text:p>CREATE (n:family {name: 'Windsor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7]&amp;&quot; {&quot;&amp;[.$B$1]&amp;&quot;: '&quot;&amp;[.B7]&amp;IF([.C7]=&quot;&quot;;&quot;&quot;;&quot;', &quot;&amp;[.$C$1]&amp;&quot;: '&quot;&amp;[.C7])&amp;IF([.D7]=&quot;&quot;;&quot;&quot;;&quot;', &quot;&amp;[.$D$1]&amp;&quot;: '&quot;&amp;[.D7])&amp;IF([.E7]=&quot;&quot;;&quot;&quot;;&quot;', &quot;&amp;[.$E$1]&amp;&quot;: '&quot;&amp;[.E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8]&amp;&quot; {&quot;&amp;[.$B$1]&amp;&quot;: '&quot;&amp;[.B8]&amp;IF([.C8]=&quot;&quot;;&quot;&quot;;&quot;', &quot;&amp;[.$C$1]&amp;&quot;: '&quot;&amp;[.C8])&amp;IF([.D8]=&quot;&quot;;&quot;&quot;;&quot;', &quot;&amp;[.$D$1]&amp;&quot;: '&quot;&amp;[.D8])&amp;IF([.E8]=&quot;&quot;;&quot;&quot;;&quot;', &quot;&amp;[.$E$1]&amp;&quot;: '&quot;&amp;[.E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9]&amp;&quot; {&quot;&amp;[.$B$1]&amp;&quot;: '&quot;&amp;[.B9]&amp;IF([.C9]=&quot;&quot;;&quot;&quot;;&quot;', &quot;&amp;[.$C$1]&amp;&quot;: '&quot;&amp;[.C9])&amp;IF([.D9]=&quot;&quot;;&quot;&quot;;&quot;', &quot;&amp;[.$D$1]&amp;&quot;: '&quot;&amp;[.D9])&amp;IF([.E9]=&quot;&quot;;&quot;&quot;;&quot;', &quot;&amp;[.$E$1]&amp;&quot;: '&quot;&amp;[.E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10]&amp;&quot; {&quot;&amp;[.$B$1]&amp;&quot;: '&quot;&amp;[.B10]&amp;IF([.C10]=&quot;&quot;;&quot;&quot;;&quot;', &quot;&amp;[.$C$1]&amp;&quot;: '&quot;&amp;[.C10])&amp;IF([.D10]=&quot;&quot;;&quot;&quot;;&quot;', &quot;&amp;[.$D$1]&amp;&quot;: '&quot;&amp;[.D10])&amp;IF([.E10]=&quot;&quot;;&quot;&quot;;&quot;', &quot;&amp;[.$E$1]&amp;&quot;: '&quot;&amp;[.E1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11]&amp;&quot; {&quot;&amp;[.$B$1]&amp;&quot;: '&quot;&amp;[.B11]&amp;IF([.C11]=&quot;&quot;;&quot;&quot;;&quot;', &quot;&amp;[.$C$1]&amp;&quot;: '&quot;&amp;[.C11])&amp;IF([.D11]=&quot;&quot;;&quot;&quot;;&quot;', &quot;&amp;[.$D$1]&amp;&quot;: '&quot;&amp;[.D11])&amp;IF([.E11]=&quot;&quot;;&quot;&quot;;&quot;', &quot;&amp;[.$E$1]&amp;&quot;: '&quot;&amp;[.E1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12]&amp;&quot; {&quot;&amp;[.$B$1]&amp;&quot;: '&quot;&amp;[.B12]&amp;IF([.C12]=&quot;&quot;;&quot;&quot;;&quot;', &quot;&amp;[.$C$1]&amp;&quot;: '&quot;&amp;[.C12])&amp;IF([.D12]=&quot;&quot;;&quot;&quot;;&quot;', &quot;&amp;[.$D$1]&amp;&quot;: '&quot;&amp;[.D12])&amp;IF([.E12]=&quot;&quot;;&quot;&quot;;&quot;', &quot;&amp;[.$E$1]&amp;&quot;: '&quot;&amp;[.E1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13]&amp;&quot; {&quot;&amp;[.$B$1]&amp;&quot;: '&quot;&amp;[.B13]&amp;IF([.C13]=&quot;&quot;;&quot;&quot;;&quot;', &quot;&amp;[.$C$1]&amp;&quot;: '&quot;&amp;[.C13])&amp;IF([.D13]=&quot;&quot;;&quot;&quot;;&quot;', &quot;&amp;[.$D$1]&amp;&quot;: '&quot;&amp;[.D13])&amp;IF([.E13]=&quot;&quot;;&quot;&quot;;&quot;', &quot;&amp;[.$E$1]&amp;&quot;: '&quot;&amp;[.E1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14]&amp;&quot; {&quot;&amp;[.$B$1]&amp;&quot;: '&quot;&amp;[.B14]&amp;IF([.C14]=&quot;&quot;;&quot;&quot;;&quot;', &quot;&amp;[.$C$1]&amp;&quot;: '&quot;&amp;[.C14])&amp;IF([.D14]=&quot;&quot;;&quot;&quot;;&quot;', &quot;&amp;[.$D$1]&amp;&quot;: '&quot;&amp;[.D14])&amp;IF([.E14]=&quot;&quot;;&quot;&quot;;&quot;', &quot;&amp;[.$E$1]&amp;&quot;: '&quot;&amp;[.E1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15]&amp;&quot; {&quot;&amp;[.$B$1]&amp;&quot;: '&quot;&amp;[.B15]&amp;IF([.C15]=&quot;&quot;;&quot;&quot;;&quot;', &quot;&amp;[.$C$1]&amp;&quot;: '&quot;&amp;[.C15])&amp;IF([.D15]=&quot;&quot;;&quot;&quot;;&quot;', &quot;&amp;[.$D$1]&amp;&quot;: '&quot;&amp;[.D15])&amp;IF([.E15]=&quot;&quot;;&quot;&quot;;&quot;', &quot;&amp;[.$E$1]&amp;&quot;: '&quot;&amp;[.E1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16]&amp;&quot; {&quot;&amp;[.$B$1]&amp;&quot;: '&quot;&amp;[.B16]&amp;IF([.C16]=&quot;&quot;;&quot;&quot;;&quot;', &quot;&amp;[.$C$1]&amp;&quot;: '&quot;&amp;[.C16])&amp;IF([.D16]=&quot;&quot;;&quot;&quot;;&quot;', &quot;&amp;[.$D$1]&amp;&quot;: '&quot;&amp;[.D16])&amp;IF([.E16]=&quot;&quot;;&quot;&quot;;&quot;', &quot;&amp;[.$E$1]&amp;&quot;: '&quot;&amp;[.E1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17]&amp;&quot; {&quot;&amp;[.$B$1]&amp;&quot;: '&quot;&amp;[.B17]&amp;IF([.C17]=&quot;&quot;;&quot;&quot;;&quot;', &quot;&amp;[.$C$1]&amp;&quot;: '&quot;&amp;[.C17])&amp;IF([.D17]=&quot;&quot;;&quot;&quot;;&quot;', &quot;&amp;[.$D$1]&amp;&quot;: '&quot;&amp;[.D17])&amp;IF([.E17]=&quot;&quot;;&quot;&quot;;&quot;', &quot;&amp;[.$E$1]&amp;&quot;: '&quot;&amp;[.E1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18]&amp;&quot; {&quot;&amp;[.$B$1]&amp;&quot;: '&quot;&amp;[.B18]&amp;IF([.C18]=&quot;&quot;;&quot;&quot;;&quot;', &quot;&amp;[.$C$1]&amp;&quot;: '&quot;&amp;[.C18])&amp;IF([.D18]=&quot;&quot;;&quot;&quot;;&quot;', &quot;&amp;[.$D$1]&amp;&quot;: '&quot;&amp;[.D18])&amp;IF([.E18]=&quot;&quot;;&quot;&quot;;&quot;', &quot;&amp;[.$E$1]&amp;&quot;: '&quot;&amp;[.E1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19]&amp;&quot; {&quot;&amp;[.$B$1]&amp;&quot;: '&quot;&amp;[.B19]&amp;IF([.C19]=&quot;&quot;;&quot;&quot;;&quot;', &quot;&amp;[.$C$1]&amp;&quot;: '&quot;&amp;[.C19])&amp;IF([.D19]=&quot;&quot;;&quot;&quot;;&quot;', &quot;&amp;[.$D$1]&amp;&quot;: '&quot;&amp;[.D19])&amp;IF([.E19]=&quot;&quot;;&quot;&quot;;&quot;', &quot;&amp;[.$E$1]&amp;&quot;: '&quot;&amp;[.E1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20]&amp;&quot; {&quot;&amp;[.$B$1]&amp;&quot;: '&quot;&amp;[.B20]&amp;IF([.C20]=&quot;&quot;;&quot;&quot;;&quot;', &quot;&amp;[.$C$1]&amp;&quot;: '&quot;&amp;[.C20])&amp;IF([.D20]=&quot;&quot;;&quot;&quot;;&quot;', &quot;&amp;[.$D$1]&amp;&quot;: '&quot;&amp;[.D20])&amp;IF([.E20]=&quot;&quot;;&quot;&quot;;&quot;', &quot;&amp;[.$E$1]&amp;&quot;: '&quot;&amp;[.E2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21]&amp;&quot; {&quot;&amp;[.$B$1]&amp;&quot;: '&quot;&amp;[.B21]&amp;IF([.C21]=&quot;&quot;;&quot;&quot;;&quot;', &quot;&amp;[.$C$1]&amp;&quot;: '&quot;&amp;[.C21])&amp;IF([.D21]=&quot;&quot;;&quot;&quot;;&quot;', &quot;&amp;[.$D$1]&amp;&quot;: '&quot;&amp;[.D21])&amp;IF([.E21]=&quot;&quot;;&quot;&quot;;&quot;', &quot;&amp;[.$E$1]&amp;&quot;: '&quot;&amp;[.E2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22]&amp;&quot; {&quot;&amp;[.$B$1]&amp;&quot;: '&quot;&amp;[.B22]&amp;IF([.C22]=&quot;&quot;;&quot;&quot;;&quot;', &quot;&amp;[.$C$1]&amp;&quot;: '&quot;&amp;[.C22])&amp;IF([.D22]=&quot;&quot;;&quot;&quot;;&quot;', &quot;&amp;[.$D$1]&amp;&quot;: '&quot;&amp;[.D22])&amp;IF([.E22]=&quot;&quot;;&quot;&quot;;&quot;', &quot;&amp;[.$E$1]&amp;&quot;: '&quot;&amp;[.E2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23]&amp;&quot; {&quot;&amp;[.$B$1]&amp;&quot;: '&quot;&amp;[.B23]&amp;IF([.C23]=&quot;&quot;;&quot;&quot;;&quot;', &quot;&amp;[.$C$1]&amp;&quot;: '&quot;&amp;[.C23])&amp;IF([.D23]=&quot;&quot;;&quot;&quot;;&quot;', &quot;&amp;[.$D$1]&amp;&quot;: '&quot;&amp;[.D23])&amp;IF([.E23]=&quot;&quot;;&quot;&quot;;&quot;', &quot;&amp;[.$E$1]&amp;&quot;: '&quot;&amp;[.E2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24]&amp;&quot; {&quot;&amp;[.$B$1]&amp;&quot;: '&quot;&amp;[.B24]&amp;IF([.C24]=&quot;&quot;;&quot;&quot;;&quot;', &quot;&amp;[.$C$1]&amp;&quot;: '&quot;&amp;[.C24])&amp;IF([.D24]=&quot;&quot;;&quot;&quot;;&quot;', &quot;&amp;[.$D$1]&amp;&quot;: '&quot;&amp;[.D24])&amp;IF([.E24]=&quot;&quot;;&quot;&quot;;&quot;', &quot;&amp;[.$E$1]&amp;&quot;: '&quot;&amp;[.E2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25]&amp;&quot; {&quot;&amp;[.$B$1]&amp;&quot;: '&quot;&amp;[.B25]&amp;IF([.C25]=&quot;&quot;;&quot;&quot;;&quot;', &quot;&amp;[.$C$1]&amp;&quot;: '&quot;&amp;[.C25])&amp;IF([.D25]=&quot;&quot;;&quot;&quot;;&quot;', &quot;&amp;[.$D$1]&amp;&quot;: '&quot;&amp;[.D25])&amp;IF([.E25]=&quot;&quot;;&quot;&quot;;&quot;', &quot;&amp;[.$E$1]&amp;&quot;: '&quot;&amp;[.E2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26]&amp;&quot; {&quot;&amp;[.$B$1]&amp;&quot;: '&quot;&amp;[.B26]&amp;IF([.C26]=&quot;&quot;;&quot;&quot;;&quot;', &quot;&amp;[.$C$1]&amp;&quot;: '&quot;&amp;[.C26])&amp;IF([.D26]=&quot;&quot;;&quot;&quot;;&quot;', &quot;&amp;[.$D$1]&amp;&quot;: '&quot;&amp;[.D26])&amp;IF([.E26]=&quot;&quot;;&quot;&quot;;&quot;', &quot;&amp;[.$E$1]&amp;&quot;: '&quot;&amp;[.E2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27]&amp;&quot; {&quot;&amp;[.$B$1]&amp;&quot;: '&quot;&amp;[.B27]&amp;IF([.C27]=&quot;&quot;;&quot;&quot;;&quot;', &quot;&amp;[.$C$1]&amp;&quot;: '&quot;&amp;[.C27])&amp;IF([.D27]=&quot;&quot;;&quot;&quot;;&quot;', &quot;&amp;[.$D$1]&amp;&quot;: '&quot;&amp;[.D27])&amp;IF([.E27]=&quot;&quot;;&quot;&quot;;&quot;', &quot;&amp;[.$E$1]&amp;&quot;: '&quot;&amp;[.E2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28]&amp;&quot; {&quot;&amp;[.$B$1]&amp;&quot;: '&quot;&amp;[.B28]&amp;IF([.C28]=&quot;&quot;;&quot;&quot;;&quot;', &quot;&amp;[.$C$1]&amp;&quot;: '&quot;&amp;[.C28])&amp;IF([.D28]=&quot;&quot;;&quot;&quot;;&quot;', &quot;&amp;[.$D$1]&amp;&quot;: '&quot;&amp;[.D28])&amp;IF([.E28]=&quot;&quot;;&quot;&quot;;&quot;', &quot;&amp;[.$E$1]&amp;&quot;: '&quot;&amp;[.E2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29]&amp;&quot; {&quot;&amp;[.$B$1]&amp;&quot;: '&quot;&amp;[.B29]&amp;IF([.C29]=&quot;&quot;;&quot;&quot;;&quot;', &quot;&amp;[.$C$1]&amp;&quot;: '&quot;&amp;[.C29])&amp;IF([.D29]=&quot;&quot;;&quot;&quot;;&quot;', &quot;&amp;[.$D$1]&amp;&quot;: '&quot;&amp;[.D29])&amp;IF([.E29]=&quot;&quot;;&quot;&quot;;&quot;', &quot;&amp;[.$E$1]&amp;&quot;: '&quot;&amp;[.E2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30]&amp;&quot; {&quot;&amp;[.$B$1]&amp;&quot;: '&quot;&amp;[.B30]&amp;IF([.C30]=&quot;&quot;;&quot;&quot;;&quot;', &quot;&amp;[.$C$1]&amp;&quot;: '&quot;&amp;[.C30])&amp;IF([.D30]=&quot;&quot;;&quot;&quot;;&quot;', &quot;&amp;[.$D$1]&amp;&quot;: '&quot;&amp;[.D30])&amp;IF([.E30]=&quot;&quot;;&quot;&quot;;&quot;', &quot;&amp;[.$E$1]&amp;&quot;: '&quot;&amp;[.E3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31]&amp;&quot; {&quot;&amp;[.$B$1]&amp;&quot;: '&quot;&amp;[.B31]&amp;IF([.C31]=&quot;&quot;;&quot;&quot;;&quot;', &quot;&amp;[.$C$1]&amp;&quot;: '&quot;&amp;[.C31])&amp;IF([.D31]=&quot;&quot;;&quot;&quot;;&quot;', &quot;&amp;[.$D$1]&amp;&quot;: '&quot;&amp;[.D31])&amp;IF([.E31]=&quot;&quot;;&quot;&quot;;&quot;', &quot;&amp;[.$E$1]&amp;&quot;: '&quot;&amp;[.E3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32]&amp;&quot; {&quot;&amp;[.$B$1]&amp;&quot;: '&quot;&amp;[.B32]&amp;IF([.C32]=&quot;&quot;;&quot;&quot;;&quot;', &quot;&amp;[.$C$1]&amp;&quot;: '&quot;&amp;[.C32])&amp;IF([.D32]=&quot;&quot;;&quot;&quot;;&quot;', &quot;&amp;[.$D$1]&amp;&quot;: '&quot;&amp;[.D32])&amp;IF([.E32]=&quot;&quot;;&quot;&quot;;&quot;', &quot;&amp;[.$E$1]&amp;&quot;: '&quot;&amp;[.E3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33]&amp;&quot; {&quot;&amp;[.$B$1]&amp;&quot;: '&quot;&amp;[.B33]&amp;IF([.C33]=&quot;&quot;;&quot;&quot;;&quot;', &quot;&amp;[.$C$1]&amp;&quot;: '&quot;&amp;[.C33])&amp;IF([.D33]=&quot;&quot;;&quot;&quot;;&quot;', &quot;&amp;[.$D$1]&amp;&quot;: '&quot;&amp;[.D33])&amp;IF([.E33]=&quot;&quot;;&quot;&quot;;&quot;', &quot;&amp;[.$E$1]&amp;&quot;: '&quot;&amp;[.E3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34]&amp;&quot; {&quot;&amp;[.$B$1]&amp;&quot;: '&quot;&amp;[.B34]&amp;IF([.C34]=&quot;&quot;;&quot;&quot;;&quot;', &quot;&amp;[.$C$1]&amp;&quot;: '&quot;&amp;[.C34])&amp;IF([.D34]=&quot;&quot;;&quot;&quot;;&quot;', &quot;&amp;[.$D$1]&amp;&quot;: '&quot;&amp;[.D34])&amp;IF([.E34]=&quot;&quot;;&quot;&quot;;&quot;', &quot;&amp;[.$E$1]&amp;&quot;: '&quot;&amp;[.E3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35]&amp;&quot; {&quot;&amp;[.$B$1]&amp;&quot;: '&quot;&amp;[.B35]&amp;IF([.C35]=&quot;&quot;;&quot;&quot;;&quot;', &quot;&amp;[.$C$1]&amp;&quot;: '&quot;&amp;[.C35])&amp;IF([.D35]=&quot;&quot;;&quot;&quot;;&quot;', &quot;&amp;[.$D$1]&amp;&quot;: '&quot;&amp;[.D35])&amp;IF([.E35]=&quot;&quot;;&quot;&quot;;&quot;', &quot;&amp;[.$E$1]&amp;&quot;: '&quot;&amp;[.E3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36]&amp;&quot; {&quot;&amp;[.$B$1]&amp;&quot;: '&quot;&amp;[.B36]&amp;IF([.C36]=&quot;&quot;;&quot;&quot;;&quot;', &quot;&amp;[.$C$1]&amp;&quot;: '&quot;&amp;[.C36])&amp;IF([.D36]=&quot;&quot;;&quot;&quot;;&quot;', &quot;&amp;[.$D$1]&amp;&quot;: '&quot;&amp;[.D36])&amp;IF([.E36]=&quot;&quot;;&quot;&quot;;&quot;', &quot;&amp;[.$E$1]&amp;&quot;: '&quot;&amp;[.E3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37]&amp;&quot; {&quot;&amp;[.$B$1]&amp;&quot;: '&quot;&amp;[.B37]&amp;IF([.C37]=&quot;&quot;;&quot;&quot;;&quot;', &quot;&amp;[.$C$1]&amp;&quot;: '&quot;&amp;[.C37])&amp;IF([.D37]=&quot;&quot;;&quot;&quot;;&quot;', &quot;&amp;[.$D$1]&amp;&quot;: '&quot;&amp;[.D37])&amp;IF([.E37]=&quot;&quot;;&quot;&quot;;&quot;', &quot;&amp;[.$E$1]&amp;&quot;: '&quot;&amp;[.E3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38]&amp;&quot; {&quot;&amp;[.$B$1]&amp;&quot;: '&quot;&amp;[.B38]&amp;IF([.C38]=&quot;&quot;;&quot;&quot;;&quot;', &quot;&amp;[.$C$1]&amp;&quot;: '&quot;&amp;[.C38])&amp;IF([.D38]=&quot;&quot;;&quot;&quot;;&quot;', &quot;&amp;[.$D$1]&amp;&quot;: '&quot;&amp;[.D38])&amp;IF([.E38]=&quot;&quot;;&quot;&quot;;&quot;', &quot;&amp;[.$E$1]&amp;&quot;: '&quot;&amp;[.E3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39]&amp;&quot; {&quot;&amp;[.$B$1]&amp;&quot;: '&quot;&amp;[.B39]&amp;IF([.C39]=&quot;&quot;;&quot;&quot;;&quot;', &quot;&amp;[.$C$1]&amp;&quot;: '&quot;&amp;[.C39])&amp;IF([.D39]=&quot;&quot;;&quot;&quot;;&quot;', &quot;&amp;[.$D$1]&amp;&quot;: '&quot;&amp;[.D39])&amp;IF([.E39]=&quot;&quot;;&quot;&quot;;&quot;', &quot;&amp;[.$E$1]&amp;&quot;: '&quot;&amp;[.E3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40]&amp;&quot; {&quot;&amp;[.$B$1]&amp;&quot;: '&quot;&amp;[.B40]&amp;IF([.C40]=&quot;&quot;;&quot;&quot;;&quot;', &quot;&amp;[.$C$1]&amp;&quot;: '&quot;&amp;[.C40])&amp;IF([.D40]=&quot;&quot;;&quot;&quot;;&quot;', &quot;&amp;[.$D$1]&amp;&quot;: '&quot;&amp;[.D40])&amp;IF([.E40]=&quot;&quot;;&quot;&quot;;&quot;', &quot;&amp;[.$E$1]&amp;&quot;: '&quot;&amp;[.E4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41]&amp;&quot; {&quot;&amp;[.$B$1]&amp;&quot;: '&quot;&amp;[.B41]&amp;IF([.C41]=&quot;&quot;;&quot;&quot;;&quot;', &quot;&amp;[.$C$1]&amp;&quot;: '&quot;&amp;[.C41])&amp;IF([.D41]=&quot;&quot;;&quot;&quot;;&quot;', &quot;&amp;[.$D$1]&amp;&quot;: '&quot;&amp;[.D41])&amp;IF([.E41]=&quot;&quot;;&quot;&quot;;&quot;', &quot;&amp;[.$E$1]&amp;&quot;: '&quot;&amp;[.E4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42]&amp;&quot; {&quot;&amp;[.$B$1]&amp;&quot;: '&quot;&amp;[.B42]&amp;IF([.C42]=&quot;&quot;;&quot;&quot;;&quot;', &quot;&amp;[.$C$1]&amp;&quot;: '&quot;&amp;[.C42])&amp;IF([.D42]=&quot;&quot;;&quot;&quot;;&quot;', &quot;&amp;[.$D$1]&amp;&quot;: '&quot;&amp;[.D42])&amp;IF([.E42]=&quot;&quot;;&quot;&quot;;&quot;', &quot;&amp;[.$E$1]&amp;&quot;: '&quot;&amp;[.E4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43]&amp;&quot; {&quot;&amp;[.$B$1]&amp;&quot;: '&quot;&amp;[.B43]&amp;IF([.C43]=&quot;&quot;;&quot;&quot;;&quot;', &quot;&amp;[.$C$1]&amp;&quot;: '&quot;&amp;[.C43])&amp;IF([.D43]=&quot;&quot;;&quot;&quot;;&quot;', &quot;&amp;[.$D$1]&amp;&quot;: '&quot;&amp;[.D43])&amp;IF([.E43]=&quot;&quot;;&quot;&quot;;&quot;', &quot;&amp;[.$E$1]&amp;&quot;: '&quot;&amp;[.E4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44]&amp;&quot; {&quot;&amp;[.$B$1]&amp;&quot;: '&quot;&amp;[.B44]&amp;IF([.C44]=&quot;&quot;;&quot;&quot;;&quot;', &quot;&amp;[.$C$1]&amp;&quot;: '&quot;&amp;[.C44])&amp;IF([.D44]=&quot;&quot;;&quot;&quot;;&quot;', &quot;&amp;[.$D$1]&amp;&quot;: '&quot;&amp;[.D44])&amp;IF([.E44]=&quot;&quot;;&quot;&quot;;&quot;', &quot;&amp;[.$E$1]&amp;&quot;: '&quot;&amp;[.E4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45]&amp;&quot; {&quot;&amp;[.$B$1]&amp;&quot;: '&quot;&amp;[.B45]&amp;IF([.C45]=&quot;&quot;;&quot;&quot;;&quot;', &quot;&amp;[.$C$1]&amp;&quot;: '&quot;&amp;[.C45])&amp;IF([.D45]=&quot;&quot;;&quot;&quot;;&quot;', &quot;&amp;[.$D$1]&amp;&quot;: '&quot;&amp;[.D45])&amp;IF([.E45]=&quot;&quot;;&quot;&quot;;&quot;', &quot;&amp;[.$E$1]&amp;&quot;: '&quot;&amp;[.E4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46]&amp;&quot; {&quot;&amp;[.$B$1]&amp;&quot;: '&quot;&amp;[.B46]&amp;IF([.C46]=&quot;&quot;;&quot;&quot;;&quot;', &quot;&amp;[.$C$1]&amp;&quot;: '&quot;&amp;[.C46])&amp;IF([.D46]=&quot;&quot;;&quot;&quot;;&quot;', &quot;&amp;[.$D$1]&amp;&quot;: '&quot;&amp;[.D46])&amp;IF([.E46]=&quot;&quot;;&quot;&quot;;&quot;', &quot;&amp;[.$E$1]&amp;&quot;: '&quot;&amp;[.E4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47]&amp;&quot; {&quot;&amp;[.$B$1]&amp;&quot;: '&quot;&amp;[.B47]&amp;IF([.C47]=&quot;&quot;;&quot;&quot;;&quot;', &quot;&amp;[.$C$1]&amp;&quot;: '&quot;&amp;[.C47])&amp;IF([.D47]=&quot;&quot;;&quot;&quot;;&quot;', &quot;&amp;[.$D$1]&amp;&quot;: '&quot;&amp;[.D47])&amp;IF([.E47]=&quot;&quot;;&quot;&quot;;&quot;', &quot;&amp;[.$E$1]&amp;&quot;: '&quot;&amp;[.E4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48]&amp;&quot; {&quot;&amp;[.$B$1]&amp;&quot;: '&quot;&amp;[.B48]&amp;IF([.C48]=&quot;&quot;;&quot;&quot;;&quot;', &quot;&amp;[.$C$1]&amp;&quot;: '&quot;&amp;[.C48])&amp;IF([.D48]=&quot;&quot;;&quot;&quot;;&quot;', &quot;&amp;[.$D$1]&amp;&quot;: '&quot;&amp;[.D48])&amp;IF([.E48]=&quot;&quot;;&quot;&quot;;&quot;', &quot;&amp;[.$E$1]&amp;&quot;: '&quot;&amp;[.E4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49]&amp;&quot; {&quot;&amp;[.$B$1]&amp;&quot;: '&quot;&amp;[.B49]&amp;IF([.C49]=&quot;&quot;;&quot;&quot;;&quot;', &quot;&amp;[.$C$1]&amp;&quot;: '&quot;&amp;[.C49])&amp;IF([.D49]=&quot;&quot;;&quot;&quot;;&quot;', &quot;&amp;[.$D$1]&amp;&quot;: '&quot;&amp;[.D49])&amp;IF([.E49]=&quot;&quot;;&quot;&quot;;&quot;', &quot;&amp;[.$E$1]&amp;&quot;: '&quot;&amp;[.E4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50]&amp;&quot; {&quot;&amp;[.$B$1]&amp;&quot;: '&quot;&amp;[.B50]&amp;IF([.C50]=&quot;&quot;;&quot;&quot;;&quot;', &quot;&amp;[.$C$1]&amp;&quot;: '&quot;&amp;[.C50])&amp;IF([.D50]=&quot;&quot;;&quot;&quot;;&quot;', &quot;&amp;[.$D$1]&amp;&quot;: '&quot;&amp;[.D50])&amp;IF([.E50]=&quot;&quot;;&quot;&quot;;&quot;', &quot;&amp;[.$E$1]&amp;&quot;: '&quot;&amp;[.E5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51]&amp;&quot; {&quot;&amp;[.$B$1]&amp;&quot;: '&quot;&amp;[.B51]&amp;IF([.C51]=&quot;&quot;;&quot;&quot;;&quot;', &quot;&amp;[.$C$1]&amp;&quot;: '&quot;&amp;[.C51])&amp;IF([.D51]=&quot;&quot;;&quot;&quot;;&quot;', &quot;&amp;[.$D$1]&amp;&quot;: '&quot;&amp;[.D51])&amp;IF([.E51]=&quot;&quot;;&quot;&quot;;&quot;', &quot;&amp;[.$E$1]&amp;&quot;: '&quot;&amp;[.E5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52]&amp;&quot; {&quot;&amp;[.$B$1]&amp;&quot;: '&quot;&amp;[.B52]&amp;IF([.C52]=&quot;&quot;;&quot;&quot;;&quot;', &quot;&amp;[.$C$1]&amp;&quot;: '&quot;&amp;[.C52])&amp;IF([.D52]=&quot;&quot;;&quot;&quot;;&quot;', &quot;&amp;[.$D$1]&amp;&quot;: '&quot;&amp;[.D52])&amp;IF([.E52]=&quot;&quot;;&quot;&quot;;&quot;', &quot;&amp;[.$E$1]&amp;&quot;: '&quot;&amp;[.E5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53]&amp;&quot; {&quot;&amp;[.$B$1]&amp;&quot;: '&quot;&amp;[.B53]&amp;IF([.C53]=&quot;&quot;;&quot;&quot;;&quot;', &quot;&amp;[.$C$1]&amp;&quot;: '&quot;&amp;[.C53])&amp;IF([.D53]=&quot;&quot;;&quot;&quot;;&quot;', &quot;&amp;[.$D$1]&amp;&quot;: '&quot;&amp;[.D53])&amp;IF([.E53]=&quot;&quot;;&quot;&quot;;&quot;', &quot;&amp;[.$E$1]&amp;&quot;: '&quot;&amp;[.E5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54]&amp;&quot; {&quot;&amp;[.$B$1]&amp;&quot;: '&quot;&amp;[.B54]&amp;IF([.C54]=&quot;&quot;;&quot;&quot;;&quot;', &quot;&amp;[.$C$1]&amp;&quot;: '&quot;&amp;[.C54])&amp;IF([.D54]=&quot;&quot;;&quot;&quot;;&quot;', &quot;&amp;[.$D$1]&amp;&quot;: '&quot;&amp;[.D54])&amp;IF([.E54]=&quot;&quot;;&quot;&quot;;&quot;', &quot;&amp;[.$E$1]&amp;&quot;: '&quot;&amp;[.E5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55]&amp;&quot; {&quot;&amp;[.$B$1]&amp;&quot;: '&quot;&amp;[.B55]&amp;IF([.C55]=&quot;&quot;;&quot;&quot;;&quot;', &quot;&amp;[.$C$1]&amp;&quot;: '&quot;&amp;[.C55])&amp;IF([.D55]=&quot;&quot;;&quot;&quot;;&quot;', &quot;&amp;[.$D$1]&amp;&quot;: '&quot;&amp;[.D55])&amp;IF([.E55]=&quot;&quot;;&quot;&quot;;&quot;', &quot;&amp;[.$E$1]&amp;&quot;: '&quot;&amp;[.E5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56]&amp;&quot; {&quot;&amp;[.$B$1]&amp;&quot;: '&quot;&amp;[.B56]&amp;IF([.C56]=&quot;&quot;;&quot;&quot;;&quot;', &quot;&amp;[.$C$1]&amp;&quot;: '&quot;&amp;[.C56])&amp;IF([.D56]=&quot;&quot;;&quot;&quot;;&quot;', &quot;&amp;[.$D$1]&amp;&quot;: '&quot;&amp;[.D56])&amp;IF([.E56]=&quot;&quot;;&quot;&quot;;&quot;', &quot;&amp;[.$E$1]&amp;&quot;: '&quot;&amp;[.E5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57]&amp;&quot; {&quot;&amp;[.$B$1]&amp;&quot;: '&quot;&amp;[.B57]&amp;IF([.C57]=&quot;&quot;;&quot;&quot;;&quot;', &quot;&amp;[.$C$1]&amp;&quot;: '&quot;&amp;[.C57])&amp;IF([.D57]=&quot;&quot;;&quot;&quot;;&quot;', &quot;&amp;[.$D$1]&amp;&quot;: '&quot;&amp;[.D57])&amp;IF([.E57]=&quot;&quot;;&quot;&quot;;&quot;', &quot;&amp;[.$E$1]&amp;&quot;: '&quot;&amp;[.E5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58]&amp;&quot; {&quot;&amp;[.$B$1]&amp;&quot;: '&quot;&amp;[.B58]&amp;IF([.C58]=&quot;&quot;;&quot;&quot;;&quot;', &quot;&amp;[.$C$1]&amp;&quot;: '&quot;&amp;[.C58])&amp;IF([.D58]=&quot;&quot;;&quot;&quot;;&quot;', &quot;&amp;[.$D$1]&amp;&quot;: '&quot;&amp;[.D58])&amp;IF([.E58]=&quot;&quot;;&quot;&quot;;&quot;', &quot;&amp;[.$E$1]&amp;&quot;: '&quot;&amp;[.E5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59]&amp;&quot; {&quot;&amp;[.$B$1]&amp;&quot;: '&quot;&amp;[.B59]&amp;IF([.C59]=&quot;&quot;;&quot;&quot;;&quot;', &quot;&amp;[.$C$1]&amp;&quot;: '&quot;&amp;[.C59])&amp;IF([.D59]=&quot;&quot;;&quot;&quot;;&quot;', &quot;&amp;[.$D$1]&amp;&quot;: '&quot;&amp;[.D59])&amp;IF([.E59]=&quot;&quot;;&quot;&quot;;&quot;', &quot;&amp;[.$E$1]&amp;&quot;: '&quot;&amp;[.E5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60]&amp;&quot; {&quot;&amp;[.$B$1]&amp;&quot;: '&quot;&amp;[.B60]&amp;IF([.C60]=&quot;&quot;;&quot;&quot;;&quot;', &quot;&amp;[.$C$1]&amp;&quot;: '&quot;&amp;[.C60])&amp;IF([.D60]=&quot;&quot;;&quot;&quot;;&quot;', &quot;&amp;[.$D$1]&amp;&quot;: '&quot;&amp;[.D60])&amp;IF([.E60]=&quot;&quot;;&quot;&quot;;&quot;', &quot;&amp;[.$E$1]&amp;&quot;: '&quot;&amp;[.E6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61]&amp;&quot; {&quot;&amp;[.$B$1]&amp;&quot;: '&quot;&amp;[.B61]&amp;IF([.C61]=&quot;&quot;;&quot;&quot;;&quot;', &quot;&amp;[.$C$1]&amp;&quot;: '&quot;&amp;[.C61])&amp;IF([.D61]=&quot;&quot;;&quot;&quot;;&quot;', &quot;&amp;[.$D$1]&amp;&quot;: '&quot;&amp;[.D61])&amp;IF([.E61]=&quot;&quot;;&quot;&quot;;&quot;', &quot;&amp;[.$E$1]&amp;&quot;: '&quot;&amp;[.E6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62]&amp;&quot; {&quot;&amp;[.$B$1]&amp;&quot;: '&quot;&amp;[.B62]&amp;IF([.C62]=&quot;&quot;;&quot;&quot;;&quot;', &quot;&amp;[.$C$1]&amp;&quot;: '&quot;&amp;[.C62])&amp;IF([.D62]=&quot;&quot;;&quot;&quot;;&quot;', &quot;&amp;[.$D$1]&amp;&quot;: '&quot;&amp;[.D62])&amp;IF([.E62]=&quot;&quot;;&quot;&quot;;&quot;', &quot;&amp;[.$E$1]&amp;&quot;: '&quot;&amp;[.E6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63]&amp;&quot; {&quot;&amp;[.$B$1]&amp;&quot;: '&quot;&amp;[.B63]&amp;IF([.C63]=&quot;&quot;;&quot;&quot;;&quot;', &quot;&amp;[.$C$1]&amp;&quot;: '&quot;&amp;[.C63])&amp;IF([.D63]=&quot;&quot;;&quot;&quot;;&quot;', &quot;&amp;[.$D$1]&amp;&quot;: '&quot;&amp;[.D63])&amp;IF([.E63]=&quot;&quot;;&quot;&quot;;&quot;', &quot;&amp;[.$E$1]&amp;&quot;: '&quot;&amp;[.E6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64]&amp;&quot; {&quot;&amp;[.$B$1]&amp;&quot;: '&quot;&amp;[.B64]&amp;IF([.C64]=&quot;&quot;;&quot;&quot;;&quot;', &quot;&amp;[.$C$1]&amp;&quot;: '&quot;&amp;[.C64])&amp;IF([.D64]=&quot;&quot;;&quot;&quot;;&quot;', &quot;&amp;[.$D$1]&amp;&quot;: '&quot;&amp;[.D64])&amp;IF([.E64]=&quot;&quot;;&quot;&quot;;&quot;', &quot;&amp;[.$E$1]&amp;&quot;: '&quot;&amp;[.E6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65]&amp;&quot; {&quot;&amp;[.$B$1]&amp;&quot;: '&quot;&amp;[.B65]&amp;IF([.C65]=&quot;&quot;;&quot;&quot;;&quot;', &quot;&amp;[.$C$1]&amp;&quot;: '&quot;&amp;[.C65])&amp;IF([.D65]=&quot;&quot;;&quot;&quot;;&quot;', &quot;&amp;[.$D$1]&amp;&quot;: '&quot;&amp;[.D65])&amp;IF([.E65]=&quot;&quot;;&quot;&quot;;&quot;', &quot;&amp;[.$E$1]&amp;&quot;: '&quot;&amp;[.E6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66]&amp;&quot; {&quot;&amp;[.$B$1]&amp;&quot;: '&quot;&amp;[.B66]&amp;IF([.C66]=&quot;&quot;;&quot;&quot;;&quot;', &quot;&amp;[.$C$1]&amp;&quot;: '&quot;&amp;[.C66])&amp;IF([.D66]=&quot;&quot;;&quot;&quot;;&quot;', &quot;&amp;[.$D$1]&amp;&quot;: '&quot;&amp;[.D66])&amp;IF([.E66]=&quot;&quot;;&quot;&quot;;&quot;', &quot;&amp;[.$E$1]&amp;&quot;: '&quot;&amp;[.E6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67]&amp;&quot; {&quot;&amp;[.$B$1]&amp;&quot;: '&quot;&amp;[.B67]&amp;IF([.C67]=&quot;&quot;;&quot;&quot;;&quot;', &quot;&amp;[.$C$1]&amp;&quot;: '&quot;&amp;[.C67])&amp;IF([.D67]=&quot;&quot;;&quot;&quot;;&quot;', &quot;&amp;[.$D$1]&amp;&quot;: '&quot;&amp;[.D67])&amp;IF([.E67]=&quot;&quot;;&quot;&quot;;&quot;', &quot;&amp;[.$E$1]&amp;&quot;: '&quot;&amp;[.E6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68]&amp;&quot; {&quot;&amp;[.$B$1]&amp;&quot;: '&quot;&amp;[.B68]&amp;IF([.C68]=&quot;&quot;;&quot;&quot;;&quot;', &quot;&amp;[.$C$1]&amp;&quot;: '&quot;&amp;[.C68])&amp;IF([.D68]=&quot;&quot;;&quot;&quot;;&quot;', &quot;&amp;[.$D$1]&amp;&quot;: '&quot;&amp;[.D68])&amp;IF([.E68]=&quot;&quot;;&quot;&quot;;&quot;', &quot;&amp;[.$E$1]&amp;&quot;: '&quot;&amp;[.E6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69]&amp;&quot; {&quot;&amp;[.$B$1]&amp;&quot;: '&quot;&amp;[.B69]&amp;IF([.C69]=&quot;&quot;;&quot;&quot;;&quot;', &quot;&amp;[.$C$1]&amp;&quot;: '&quot;&amp;[.C69])&amp;IF([.D69]=&quot;&quot;;&quot;&quot;;&quot;', &quot;&amp;[.$D$1]&amp;&quot;: '&quot;&amp;[.D69])&amp;IF([.E69]=&quot;&quot;;&quot;&quot;;&quot;', &quot;&amp;[.$E$1]&amp;&quot;: '&quot;&amp;[.E6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70]&amp;&quot; {&quot;&amp;[.$B$1]&amp;&quot;: '&quot;&amp;[.B70]&amp;IF([.C70]=&quot;&quot;;&quot;&quot;;&quot;', &quot;&amp;[.$C$1]&amp;&quot;: '&quot;&amp;[.C70])&amp;IF([.D70]=&quot;&quot;;&quot;&quot;;&quot;', &quot;&amp;[.$D$1]&amp;&quot;: '&quot;&amp;[.D70])&amp;IF([.E70]=&quot;&quot;;&quot;&quot;;&quot;', &quot;&amp;[.$E$1]&amp;&quot;: '&quot;&amp;[.E7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71]&amp;&quot; {&quot;&amp;[.$B$1]&amp;&quot;: '&quot;&amp;[.B71]&amp;IF([.C71]=&quot;&quot;;&quot;&quot;;&quot;', &quot;&amp;[.$C$1]&amp;&quot;: '&quot;&amp;[.C71])&amp;IF([.D71]=&quot;&quot;;&quot;&quot;;&quot;', &quot;&amp;[.$D$1]&amp;&quot;: '&quot;&amp;[.D71])&amp;IF([.E71]=&quot;&quot;;&quot;&quot;;&quot;', &quot;&amp;[.$E$1]&amp;&quot;: '&quot;&amp;[.E7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72]&amp;&quot; {&quot;&amp;[.$B$1]&amp;&quot;: '&quot;&amp;[.B72]&amp;IF([.C72]=&quot;&quot;;&quot;&quot;;&quot;', &quot;&amp;[.$C$1]&amp;&quot;: '&quot;&amp;[.C72])&amp;IF([.D72]=&quot;&quot;;&quot;&quot;;&quot;', &quot;&amp;[.$D$1]&amp;&quot;: '&quot;&amp;[.D72])&amp;IF([.E72]=&quot;&quot;;&quot;&quot;;&quot;', &quot;&amp;[.$E$1]&amp;&quot;: '&quot;&amp;[.E7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73]&amp;&quot; {&quot;&amp;[.$B$1]&amp;&quot;: '&quot;&amp;[.B73]&amp;IF([.C73]=&quot;&quot;;&quot;&quot;;&quot;', &quot;&amp;[.$C$1]&amp;&quot;: '&quot;&amp;[.C73])&amp;IF([.D73]=&quot;&quot;;&quot;&quot;;&quot;', &quot;&amp;[.$D$1]&amp;&quot;: '&quot;&amp;[.D73])&amp;IF([.E73]=&quot;&quot;;&quot;&quot;;&quot;', &quot;&amp;[.$E$1]&amp;&quot;: '&quot;&amp;[.E7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74]&amp;&quot; {&quot;&amp;[.$B$1]&amp;&quot;: '&quot;&amp;[.B74]&amp;IF([.C74]=&quot;&quot;;&quot;&quot;;&quot;', &quot;&amp;[.$C$1]&amp;&quot;: '&quot;&amp;[.C74])&amp;IF([.D74]=&quot;&quot;;&quot;&quot;;&quot;', &quot;&amp;[.$D$1]&amp;&quot;: '&quot;&amp;[.D74])&amp;IF([.E74]=&quot;&quot;;&quot;&quot;;&quot;', &quot;&amp;[.$E$1]&amp;&quot;: '&quot;&amp;[.E7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75]&amp;&quot; {&quot;&amp;[.$B$1]&amp;&quot;: '&quot;&amp;[.B75]&amp;IF([.C75]=&quot;&quot;;&quot;&quot;;&quot;', &quot;&amp;[.$C$1]&amp;&quot;: '&quot;&amp;[.C75])&amp;IF([.D75]=&quot;&quot;;&quot;&quot;;&quot;', &quot;&amp;[.$D$1]&amp;&quot;: '&quot;&amp;[.D75])&amp;IF([.E75]=&quot;&quot;;&quot;&quot;;&quot;', &quot;&amp;[.$E$1]&amp;&quot;: '&quot;&amp;[.E7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76]&amp;&quot; {&quot;&amp;[.$B$1]&amp;&quot;: '&quot;&amp;[.B76]&amp;IF([.C76]=&quot;&quot;;&quot;&quot;;&quot;', &quot;&amp;[.$C$1]&amp;&quot;: '&quot;&amp;[.C76])&amp;IF([.D76]=&quot;&quot;;&quot;&quot;;&quot;', &quot;&amp;[.$D$1]&amp;&quot;: '&quot;&amp;[.D76])&amp;IF([.E76]=&quot;&quot;;&quot;&quot;;&quot;', &quot;&amp;[.$E$1]&amp;&quot;: '&quot;&amp;[.E7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77]&amp;&quot; {&quot;&amp;[.$B$1]&amp;&quot;: '&quot;&amp;[.B77]&amp;IF([.C77]=&quot;&quot;;&quot;&quot;;&quot;', &quot;&amp;[.$C$1]&amp;&quot;: '&quot;&amp;[.C77])&amp;IF([.D77]=&quot;&quot;;&quot;&quot;;&quot;', &quot;&amp;[.$D$1]&amp;&quot;: '&quot;&amp;[.D77])&amp;IF([.E77]=&quot;&quot;;&quot;&quot;;&quot;', &quot;&amp;[.$E$1]&amp;&quot;: '&quot;&amp;[.E7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78]&amp;&quot; {&quot;&amp;[.$B$1]&amp;&quot;: '&quot;&amp;[.B78]&amp;IF([.C78]=&quot;&quot;;&quot;&quot;;&quot;', &quot;&amp;[.$C$1]&amp;&quot;: '&quot;&amp;[.C78])&amp;IF([.D78]=&quot;&quot;;&quot;&quot;;&quot;', &quot;&amp;[.$D$1]&amp;&quot;: '&quot;&amp;[.D78])&amp;IF([.E78]=&quot;&quot;;&quot;&quot;;&quot;', &quot;&amp;[.$E$1]&amp;&quot;: '&quot;&amp;[.E7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79]&amp;&quot; {&quot;&amp;[.$B$1]&amp;&quot;: '&quot;&amp;[.B79]&amp;IF([.C79]=&quot;&quot;;&quot;&quot;;&quot;', &quot;&amp;[.$C$1]&amp;&quot;: '&quot;&amp;[.C79])&amp;IF([.D79]=&quot;&quot;;&quot;&quot;;&quot;', &quot;&amp;[.$D$1]&amp;&quot;: '&quot;&amp;[.D79])&amp;IF([.E79]=&quot;&quot;;&quot;&quot;;&quot;', &quot;&amp;[.$E$1]&amp;&quot;: '&quot;&amp;[.E7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80]&amp;&quot; {&quot;&amp;[.$B$1]&amp;&quot;: '&quot;&amp;[.B80]&amp;IF([.C80]=&quot;&quot;;&quot;&quot;;&quot;', &quot;&amp;[.$C$1]&amp;&quot;: '&quot;&amp;[.C80])&amp;IF([.D80]=&quot;&quot;;&quot;&quot;;&quot;', &quot;&amp;[.$D$1]&amp;&quot;: '&quot;&amp;[.D80])&amp;IF([.E80]=&quot;&quot;;&quot;&quot;;&quot;', &quot;&amp;[.$E$1]&amp;&quot;: '&quot;&amp;[.E8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81]&amp;&quot; {&quot;&amp;[.$B$1]&amp;&quot;: '&quot;&amp;[.B81]&amp;IF([.C81]=&quot;&quot;;&quot;&quot;;&quot;', &quot;&amp;[.$C$1]&amp;&quot;: '&quot;&amp;[.C81])&amp;IF([.D81]=&quot;&quot;;&quot;&quot;;&quot;', &quot;&amp;[.$D$1]&amp;&quot;: '&quot;&amp;[.D81])&amp;IF([.E81]=&quot;&quot;;&quot;&quot;;&quot;', &quot;&amp;[.$E$1]&amp;&quot;: '&quot;&amp;[.E8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82]&amp;&quot; {&quot;&amp;[.$B$1]&amp;&quot;: '&quot;&amp;[.B82]&amp;IF([.C82]=&quot;&quot;;&quot;&quot;;&quot;', &quot;&amp;[.$C$1]&amp;&quot;: '&quot;&amp;[.C82])&amp;IF([.D82]=&quot;&quot;;&quot;&quot;;&quot;', &quot;&amp;[.$D$1]&amp;&quot;: '&quot;&amp;[.D82])&amp;IF([.E82]=&quot;&quot;;&quot;&quot;;&quot;', &quot;&amp;[.$E$1]&amp;&quot;: '&quot;&amp;[.E8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83]&amp;&quot; {&quot;&amp;[.$B$1]&amp;&quot;: '&quot;&amp;[.B83]&amp;IF([.C83]=&quot;&quot;;&quot;&quot;;&quot;', &quot;&amp;[.$C$1]&amp;&quot;: '&quot;&amp;[.C83])&amp;IF([.D83]=&quot;&quot;;&quot;&quot;;&quot;', &quot;&amp;[.$D$1]&amp;&quot;: '&quot;&amp;[.D83])&amp;IF([.E83]=&quot;&quot;;&quot;&quot;;&quot;', &quot;&amp;[.$E$1]&amp;&quot;: '&quot;&amp;[.E8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84]&amp;&quot; {&quot;&amp;[.$B$1]&amp;&quot;: '&quot;&amp;[.B84]&amp;IF([.C84]=&quot;&quot;;&quot;&quot;;&quot;', &quot;&amp;[.$C$1]&amp;&quot;: '&quot;&amp;[.C84])&amp;IF([.D84]=&quot;&quot;;&quot;&quot;;&quot;', &quot;&amp;[.$D$1]&amp;&quot;: '&quot;&amp;[.D84])&amp;IF([.E84]=&quot;&quot;;&quot;&quot;;&quot;', &quot;&amp;[.$E$1]&amp;&quot;: '&quot;&amp;[.E8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85]&amp;&quot; {&quot;&amp;[.$B$1]&amp;&quot;: '&quot;&amp;[.B85]&amp;IF([.C85]=&quot;&quot;;&quot;&quot;;&quot;', &quot;&amp;[.$C$1]&amp;&quot;: '&quot;&amp;[.C85])&amp;IF([.D85]=&quot;&quot;;&quot;&quot;;&quot;', &quot;&amp;[.$D$1]&amp;&quot;: '&quot;&amp;[.D85])&amp;IF([.E85]=&quot;&quot;;&quot;&quot;;&quot;', &quot;&amp;[.$E$1]&amp;&quot;: '&quot;&amp;[.E8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86]&amp;&quot; {&quot;&amp;[.$B$1]&amp;&quot;: '&quot;&amp;[.B86]&amp;IF([.C86]=&quot;&quot;;&quot;&quot;;&quot;', &quot;&amp;[.$C$1]&amp;&quot;: '&quot;&amp;[.C86])&amp;IF([.D86]=&quot;&quot;;&quot;&quot;;&quot;', &quot;&amp;[.$D$1]&amp;&quot;: '&quot;&amp;[.D86])&amp;IF([.E86]=&quot;&quot;;&quot;&quot;;&quot;', &quot;&amp;[.$E$1]&amp;&quot;: '&quot;&amp;[.E8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87]&amp;&quot; {&quot;&amp;[.$B$1]&amp;&quot;: '&quot;&amp;[.B87]&amp;IF([.C87]=&quot;&quot;;&quot;&quot;;&quot;', &quot;&amp;[.$C$1]&amp;&quot;: '&quot;&amp;[.C87])&amp;IF([.D87]=&quot;&quot;;&quot;&quot;;&quot;', &quot;&amp;[.$D$1]&amp;&quot;: '&quot;&amp;[.D87])&amp;IF([.E87]=&quot;&quot;;&quot;&quot;;&quot;', &quot;&amp;[.$E$1]&amp;&quot;: '&quot;&amp;[.E8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88]&amp;&quot; {&quot;&amp;[.$B$1]&amp;&quot;: '&quot;&amp;[.B88]&amp;IF([.C88]=&quot;&quot;;&quot;&quot;;&quot;', &quot;&amp;[.$C$1]&amp;&quot;: '&quot;&amp;[.C88])&amp;IF([.D88]=&quot;&quot;;&quot;&quot;;&quot;', &quot;&amp;[.$D$1]&amp;&quot;: '&quot;&amp;[.D88])&amp;IF([.E88]=&quot;&quot;;&quot;&quot;;&quot;', &quot;&amp;[.$E$1]&amp;&quot;: '&quot;&amp;[.E8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89]&amp;&quot; {&quot;&amp;[.$B$1]&amp;&quot;: '&quot;&amp;[.B89]&amp;IF([.C89]=&quot;&quot;;&quot;&quot;;&quot;', &quot;&amp;[.$C$1]&amp;&quot;: '&quot;&amp;[.C89])&amp;IF([.D89]=&quot;&quot;;&quot;&quot;;&quot;', &quot;&amp;[.$D$1]&amp;&quot;: '&quot;&amp;[.D89])&amp;IF([.E89]=&quot;&quot;;&quot;&quot;;&quot;', &quot;&amp;[.$E$1]&amp;&quot;: '&quot;&amp;[.E8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90]&amp;&quot; {&quot;&amp;[.$B$1]&amp;&quot;: '&quot;&amp;[.B90]&amp;IF([.C90]=&quot;&quot;;&quot;&quot;;&quot;', &quot;&amp;[.$C$1]&amp;&quot;: '&quot;&amp;[.C90])&amp;IF([.D90]=&quot;&quot;;&quot;&quot;;&quot;', &quot;&amp;[.$D$1]&amp;&quot;: '&quot;&amp;[.D90])&amp;IF([.E90]=&quot;&quot;;&quot;&quot;;&quot;', &quot;&amp;[.$E$1]&amp;&quot;: '&quot;&amp;[.E9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91]&amp;&quot; {&quot;&amp;[.$B$1]&amp;&quot;: '&quot;&amp;[.B91]&amp;IF([.C91]=&quot;&quot;;&quot;&quot;;&quot;', &quot;&amp;[.$C$1]&amp;&quot;: '&quot;&amp;[.C91])&amp;IF([.D91]=&quot;&quot;;&quot;&quot;;&quot;', &quot;&amp;[.$D$1]&amp;&quot;: '&quot;&amp;[.D91])&amp;IF([.E91]=&quot;&quot;;&quot;&quot;;&quot;', &quot;&amp;[.$E$1]&amp;&quot;: '&quot;&amp;[.E9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92]&amp;&quot; {&quot;&amp;[.$B$1]&amp;&quot;: '&quot;&amp;[.B92]&amp;IF([.C92]=&quot;&quot;;&quot;&quot;;&quot;', &quot;&amp;[.$C$1]&amp;&quot;: '&quot;&amp;[.C92])&amp;IF([.D92]=&quot;&quot;;&quot;&quot;;&quot;', &quot;&amp;[.$D$1]&amp;&quot;: '&quot;&amp;[.D92])&amp;IF([.E92]=&quot;&quot;;&quot;&quot;;&quot;', &quot;&amp;[.$E$1]&amp;&quot;: '&quot;&amp;[.E9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93]&amp;&quot; {&quot;&amp;[.$B$1]&amp;&quot;: '&quot;&amp;[.B93]&amp;IF([.C93]=&quot;&quot;;&quot;&quot;;&quot;', &quot;&amp;[.$C$1]&amp;&quot;: '&quot;&amp;[.C93])&amp;IF([.D93]=&quot;&quot;;&quot;&quot;;&quot;', &quot;&amp;[.$D$1]&amp;&quot;: '&quot;&amp;[.D93])&amp;IF([.E93]=&quot;&quot;;&quot;&quot;;&quot;', &quot;&amp;[.$E$1]&amp;&quot;: '&quot;&amp;[.E9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94]&amp;&quot; {&quot;&amp;[.$B$1]&amp;&quot;: '&quot;&amp;[.B94]&amp;IF([.C94]=&quot;&quot;;&quot;&quot;;&quot;', &quot;&amp;[.$C$1]&amp;&quot;: '&quot;&amp;[.C94])&amp;IF([.D94]=&quot;&quot;;&quot;&quot;;&quot;', &quot;&amp;[.$D$1]&amp;&quot;: '&quot;&amp;[.D94])&amp;IF([.E94]=&quot;&quot;;&quot;&quot;;&quot;', &quot;&amp;[.$E$1]&amp;&quot;: '&quot;&amp;[.E9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95]&amp;&quot; {&quot;&amp;[.$B$1]&amp;&quot;: '&quot;&amp;[.B95]&amp;IF([.C95]=&quot;&quot;;&quot;&quot;;&quot;', &quot;&amp;[.$C$1]&amp;&quot;: '&quot;&amp;[.C95])&amp;IF([.D95]=&quot;&quot;;&quot;&quot;;&quot;', &quot;&amp;[.$D$1]&amp;&quot;: '&quot;&amp;[.D95])&amp;IF([.E95]=&quot;&quot;;&quot;&quot;;&quot;', &quot;&amp;[.$E$1]&amp;&quot;: '&quot;&amp;[.E9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96]&amp;&quot; {&quot;&amp;[.$B$1]&amp;&quot;: '&quot;&amp;[.B96]&amp;IF([.C96]=&quot;&quot;;&quot;&quot;;&quot;', &quot;&amp;[.$C$1]&amp;&quot;: '&quot;&amp;[.C96])&amp;IF([.D96]=&quot;&quot;;&quot;&quot;;&quot;', &quot;&amp;[.$D$1]&amp;&quot;: '&quot;&amp;[.D96])&amp;IF([.E96]=&quot;&quot;;&quot;&quot;;&quot;', &quot;&amp;[.$E$1]&amp;&quot;: '&quot;&amp;[.E9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97]&amp;&quot; {&quot;&amp;[.$B$1]&amp;&quot;: '&quot;&amp;[.B97]&amp;IF([.C97]=&quot;&quot;;&quot;&quot;;&quot;', &quot;&amp;[.$C$1]&amp;&quot;: '&quot;&amp;[.C97])&amp;IF([.D97]=&quot;&quot;;&quot;&quot;;&quot;', &quot;&amp;[.$D$1]&amp;&quot;: '&quot;&amp;[.D97])&amp;IF([.E97]=&quot;&quot;;&quot;&quot;;&quot;', &quot;&amp;[.$E$1]&amp;&quot;: '&quot;&amp;[.E9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98]&amp;&quot; {&quot;&amp;[.$B$1]&amp;&quot;: '&quot;&amp;[.B98]&amp;IF([.C98]=&quot;&quot;;&quot;&quot;;&quot;', &quot;&amp;[.$C$1]&amp;&quot;: '&quot;&amp;[.C98])&amp;IF([.D98]=&quot;&quot;;&quot;&quot;;&quot;', &quot;&amp;[.$D$1]&amp;&quot;: '&quot;&amp;[.D98])&amp;IF([.E98]=&quot;&quot;;&quot;&quot;;&quot;', &quot;&amp;[.$E$1]&amp;&quot;: '&quot;&amp;[.E9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99]&amp;&quot; {&quot;&amp;[.$B$1]&amp;&quot;: '&quot;&amp;[.B99]&amp;IF([.C99]=&quot;&quot;;&quot;&quot;;&quot;', &quot;&amp;[.$C$1]&amp;&quot;: '&quot;&amp;[.C99])&amp;IF([.D99]=&quot;&quot;;&quot;&quot;;&quot;', &quot;&amp;[.$D$1]&amp;&quot;: '&quot;&amp;[.D99])&amp;IF([.E99]=&quot;&quot;;&quot;&quot;;&quot;', &quot;&amp;[.$E$1]&amp;&quot;: '&quot;&amp;[.E9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content-validation-name="val1"/>
          <table:table-cell table:number-columns-repeated="5"/>
          <table:table-cell table:formula="of:=&quot;CREATE (n:&quot;&amp;[.A100]&amp;&quot; {&quot;&amp;[.$B$1]&amp;&quot;: '&quot;&amp;[.B100]&amp;IF([.C100]=&quot;&quot;;&quot;&quot;;&quot;', &quot;&amp;[.$C$1]&amp;&quot;: '&quot;&amp;[.C100])&amp;IF([.D100]=&quot;&quot;;&quot;&quot;;&quot;', &quot;&amp;[.$D$1]&amp;&quot;: '&quot;&amp;[.D100])&amp;IF([.E100]=&quot;&quot;;&quot;&quot;;&quot;', &quot;&amp;[.$E$1]&amp;&quot;: '&quot;&amp;[.E10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</table:table>
      <table:table table:name="Edges" table:style-name="ta1"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6" table:default-cell-style-name="ce5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-name</text:p>
          </table:table-cell>
          <table:table-cell office:value-type="string" calcext:value-type="string">
            <text:p>destination-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date</text:p>
          </table:table-cell>
          <table:table-cell office:value-type="string" calcext:value-type="string">
            <text:p>todate</text:p>
          </table:table-cell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Default"/>
        </table:table-row>
        <table:table-row table:style-name="ro1">
          <table:table-cell table:content-validation-name="val2" office:value-type="string" calcext:value-type="string">
            <text:p>follows</text:p>
          </table:table-cell>
          <table:table-cell table:content-validation-name="val3" office:value-type="string" calcext:value-type="string">
            <text:p>test_name</text:p>
          </table:table-cell>
          <table:table-cell table:content-validation-name="val4" office:value-type="string" calcext:value-type="string">
            <text:p>test_name2</text:p>
          </table:table-cell>
          <table:table-cell table:content-validation-name="val5" office:value-type="string" calcext:value-type="string">
            <text:p>unproven</text:p>
          </table:table-cell>
          <table:table-cell table:number-columns-repeated="3"/>
          <table:table-cell table:formula="of:=&quot;MATCH (s:&quot;&amp;[.K2]&amp;&quot; {name: '&quot;&amp;[.B2]&amp;&quot;'}),(d:&quot;&amp;[.L2]&amp;&quot;, {name: '&quot;&amp;[.C2]&amp;&quot;'}) create (s)-[:&quot;&amp;[.A2]&amp;&quot;]-&gt;(d);&quot;" office:value-type="string" office:string-value="MATCH (s:order {name: 'test_name'}),(d:family, {name: 'test_name2'}) create (s)-[:follows]-&gt;(d);" calcext:value-type="string">
            <text:p>MATCH (s:order {name: 'test_name'}),(d:family, {name: 'test_name2'}) create (s)-[:follows]-&gt;(d);</text:p>
          </table:table-cell>
          <table:table-cell table:formula="of:=MATCH([.B2];[$Nodes.$B$2:.$B$100])" office:value-type="float" office:value="1" calcext:value-type="float">
            <text:p>1</text:p>
          </table:table-cell>
          <table:table-cell table:formula="of:=MATCH([.C2];[$Nodes.$B$2:.$B$100])" office:value-type="float" office:value="2" calcext:value-type="float">
            <text:p>2</text:p>
          </table:table-cell>
          <table:table-cell table:formula="of:=OFFSET([$Nodes.B1];[.I2];-1)" office:value-type="string" office:string-value="order" calcext:value-type="string">
            <text:p>order</text:p>
          </table:table-cell>
          <table:table-cell table:formula="of:=OFFSET([$Nodes.B1];[.J2];-1)" office:value-type="string" office:string-value="family" calcext:value-type="string">
            <text:p>family</text:p>
          </table:table-cell>
        </table:table-row>
        <table:table-row table:style-name="ro1">
          <table:table-cell table:content-validation-name="val2" office:value-type="string" calcext:value-type="string">
            <text:p>located</text:p>
          </table:table-cell>
          <table:table-cell table:content-validation-name="val3" office:value-type="string" calcext:value-type="string">
            <text:p>Illuminati</text:p>
          </table:table-cell>
          <table:table-cell table:content-validation-name="val4" office:value-type="string" calcext:value-type="string">
            <text:p>Germany</text:p>
          </table:table-cell>
          <table:table-cell table:content-validation-name="val5" office:value-type="string" calcext:value-type="string">
            <text:p>proven</text:p>
          </table:table-cell>
          <table:table-cell table:number-columns-repeated="3"/>
          <table:table-cell table:formula="of:=&quot;MATCH (s:&quot;&amp;[.K3]&amp;&quot; {name: '&quot;&amp;[.B3]&amp;&quot;'}),(d:&quot;&amp;[.L3]&amp;&quot;, {name: '&quot;&amp;[.C3]&amp;&quot;'}) create (s)-[:&quot;&amp;[.A3]&amp;&quot;]-&gt;(d);&quot;" office:value-type="string" office:string-value="" calcext:value-type="error">
            <text:p>#NV</text:p>
          </table:table-cell>
          <table:table-cell table:formula="of:=MATCH([.B3];[$Nodes.$B$2:.$B$100])" office:value-type="float" office:value="3" calcext:value-type="float">
            <text:p>3</text:p>
          </table:table-cell>
          <table:table-cell table:formula="of:=MATCH([.C3];[$Nodes.$B$2:.$B$100])" office:value-type="string" office:string-value="" calcext:value-type="error">
            <text:p>#NV</text:p>
          </table:table-cell>
          <table:table-cell table:formula="of:=OFFSET([$Nodes.B2];[.I3]-1;-1)" office:value-type="string" office:string-value="order" calcext:value-type="string">
            <text:p>order</text:p>
          </table:table-cell>
          <table:table-cell table:style-name="ce3" table:formula="of:=OFFSET([$Nodes.B2];[.J3]-1;-1)" office:value-type="string" office:string-value="" calcext:value-type="error">
            <text:p>#NV</text:p>
          </table:table-cell>
        </table:table-row>
        <table:table-row table:style-name="ro1">
          <table:table-cell table:content-validation-name="val2"/>
          <table:table-cell table:content-validation-name="val3" office:value-type="string" calcext:value-type="string">
            <text:p>Windsor</text:p>
          </table:table-cell>
          <table:table-cell table:content-validation-name="val4"/>
          <table:table-cell table:content-validation-name="val5"/>
          <table:table-cell table:number-columns-repeated="4"/>
          <table:table-cell table:formula="of:=MATCH([.B4];[$Nodes.$B$2:.$B$100])" office:value-type="float" office:value="5" calcext:value-type="float">
            <text:p>5</text:p>
          </table:table-cell>
          <table:table-cell/>
          <table:table-cell table:formula="of:=OFFSET([$Nodes.B4];[.I4]+1;-1)" office:value-type="float" office:value="0" calcext:value-type="float">
            <text:p>0</text:p>
          </table:table-cell>
          <table:table-cell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formula="of:=MATCH([.B5];[$Nodes.$B$2:.$B$100])" office:value-type="string" office:string-value="" calcext:value-type="error">
            <text:p>#NV</text:p>
          </table:table-cell>
          <table:table-cell table:number-columns-repeated="3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formula="of:=MATCH([.B6];[$Nodes.$B$2:.$B$100])" office:value-type="string" office:string-value="" calcext:value-type="error">
            <text:p>#NV</text:p>
          </table:table-cell>
          <table:table-cell table:number-columns-repeated="3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formula="of:=MATCH([.B7];[$Nodes.$B$2:.$B$100])" office:value-type="string" office:string-value="" calcext:value-type="error">
            <text:p>#NV</text:p>
          </table:table-cell>
          <table:table-cell table:number-columns-repeated="3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formula="of:=MATCH([.B8];[$Nodes.$B$2:.$B$100])" office:value-type="string" office:string-value="" calcext:value-type="error">
            <text:p>#NV</text:p>
          </table:table-cell>
          <table:table-cell table:number-columns-repeated="3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5"/>
          <table:table-cell table:formula="of:=MATCH([.B9];[$Nodes.$B$2:.$B$100])" office:value-type="string" office:string-value="" calcext:value-type="error">
            <text:p>#NV</text:p>
          </table:table-cell>
          <table:table-cell table:number-columns-repeated="3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formula="of:=MATCH([.B10];[$Nodes.$B$2:.$B$100])" office:value-type="string" office:string-value="" calcext:value-type="error">
            <text:p>#NV</text:p>
          </table:table-cell>
          <table:table-cell table:number-columns-repeated="3"/>
        </table:table-row>
        <table:table-row table:style-name="ro1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3"/>
          <table:table-cell table:style-name="ce5"/>
          <table:table-cell table:number-columns-repeated="4"/>
        </table:table-row>
        <table:table-row table:style-name="ro1" table:number-rows-repeated="8"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number-columns-repeated="8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8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3"/>
          <table:table-cell table:style-name="ce5"/>
          <table:table-cell table:number-columns-repeated="4"/>
        </table:table-row>
        <table:table-row table:style-name="ro1" table:number-rows-repeated="78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8"/>
        </table:table-row>
        <table:table-row table:style-name="ro1">
          <table:table-cell table:content-validation-name="val2"/>
          <table:table-cell/>
          <table:table-cell table:content-validation-name="val4"/>
          <table:table-cell table:content-validation-name="val5"/>
          <table:table-cell table:number-columns-repeated="8"/>
        </table:table-row>
      </table:table>
      <table:table table:name="Lists" table:style-name="ta1">
        <table:table-column table:style-name="co11" table:default-cell-style-name="ce7"/>
        <table:table-column table:style-name="co6" table:number-columns-repeated="3" table:default-cell-style-name="ce7"/>
        <table:table-column table:style-name="co6" table:number-columns-repeated="1020" table:default-cell-style-name="Default"/>
        <table:table-row table:style-name="ro2">
          <table:table-cell table:style-name="ce6" office:value-type="string" calcext:value-type="string">
            <text:p>Node-Type</text:p>
          </table:table-cell>
          <table:table-cell table:style-name="ce6" office:value-type="string" calcext:value-type="string">
            <text:p>Edge-Type</text:p>
          </table:table-cell>
          <table:table-cell table:style-name="ce6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sovereign_entity</text:p>
          </table:table-cell>
          <table:table-cell office:value-type="string" calcext:value-type="string">
            <text:p>located</text:p>
          </table:table-cell>
          <table:table-cell office:value-type="string" calcext:value-type="string">
            <text:p>prov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inent</text:p>
          </table:table-cell>
          <table:table-cell office:value-type="string" calcext:value-type="string">
            <text:p>serves</text:p>
          </table:table-cell>
          <table:table-cell office:value-type="string" calcext:value-type="string">
            <text:p>unprov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untry</text:p>
          </table:table-cell>
          <table:table-cell office:value-type="string" calcext:value-type="string">
            <text:p>belongs_t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wn</text:p>
          </table:table-cell>
          <table:table-cell office:value-type="string" calcext:value-type="string">
            <text:p>follow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ce</text:p>
          </table:table-cell>
          <table:table-cell office:value-type="string" calcext:value-type="string">
            <text:p>control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ce</text:p>
          </table:table-cell>
          <table:table-cell office:value-type="string" calcext:value-type="string">
            <text:p>lives_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der</text:p>
          </table:table-cell>
          <table:table-cell office:value-type="string" calcext:value-type="string">
            <text:p>member_o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ynasty</text:p>
          </table:table-cell>
          <table:table-cell office:value-type="string" calcext:value-type="string">
            <text:p>relat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mily</text:p>
          </table:table-cell>
          <table:table-cell office:value-type="string" calcext:value-type="string">
            <text:p>knows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person</text:p>
          </table:table-cell>
          <table:table-cell table:style-name="Default" table:number-columns-repeated="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3:56:29.642141077</meta:creation-date>
    <dc:date>2018-06-13T16:29:17.206654563</dc:date>
    <meta:editing-duration>PT11M46S</meta:editing-duration>
    <meta:editing-cycles>2</meta:editing-cycles>
    <meta:generator>LibreOffice/5.4.6.2$MacOSX_X86_64 LibreOffice_project/4014ce260a04f1026ba855d3b8d91541c224eab8</meta:generator>
    <meta:document-statistic meta:table-count="3" meta:cell-count="177" meta:object-count="0"/>
  </office:meta>
</office:document-meta>
</file>